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3A2000005006C24FAF07DE4E3D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6.15cm" svg:x="1cm" svg:y="1.774cm">
          <draw:image xlink:href="Pictures/10000000000003A2000005006C24FAF07DE4E3D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6.0.7.3$Linux_x86 LibreOffice_project/00m0$Build-3</meta:generator>
  </office:meta>
</office:document-meta>
</file>